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5" style:family="paragraph" style:parent-style-name="First_20_line_20_indent">
      <style:text-properties officeooo:rsid="0038cae1" officeooo:paragraph-rsid="0038cae1"/>
    </style:style>
    <style:style style:name="P66" style:family="paragraph" style:parent-style-name="First_20_line_20_indent">
      <style:text-properties officeooo:rsid="003a9e10" officeooo:paragraph-rsid="003a9e10"/>
    </style:style>
    <style:style style:name="P67" style:family="paragraph" style:parent-style-name="First_20_line_20_indent">
      <style:text-properties fo:language="ru" fo:country="RU" officeooo:rsid="0038cae1" officeooo:paragraph-rsid="0038cae1"/>
    </style:style>
    <style:style style:name="P68" style:family="paragraph" style:parent-style-name="First_20_line_20_indent">
      <style:text-properties fo:language="ru" fo:country="RU" officeooo:rsid="0038cae1" officeooo:paragraph-rsid="003a9e10"/>
    </style:style>
    <style:style style:name="P69" style:family="paragraph" style:parent-style-name="First_20_line_20_indent">
      <style:text-properties fo:language="ru" fo:country="RU" officeooo:rsid="003a9e10" officeooo:paragraph-rsid="003a9e10"/>
    </style:style>
    <style:style style:name="P70" style:family="paragraph" style:parent-style-name="First_20_line_20_indent">
      <style:text-properties fo:font-size="15pt" fo:language="ru" fo:country="RU" officeooo:rsid="003a9e10" officeooo:paragraph-rsid="003a9e10" style:font-size-asian="15pt" style:font-size-complex="15pt"/>
    </style:style>
    <style:style style:name="P71" style:family="paragraph" style:parent-style-name="First_20_line_20_indent">
      <style:paragraph-properties fo:margin-left="0cm" fo:margin-right="0cm" fo:text-indent="0cm" style:auto-text-indent="false"/>
      <style:text-properties officeooo:rsid="0036b666" officeooo:paragraph-rsid="0036b666"/>
    </style:style>
    <style:style style:name="P72"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88" style:family="paragraph" style:parent-style-name="Heading_20_1">
      <style:paragraph-properties fo:margin-left="0cm" fo:margin-right="0cm" fo:text-align="center" style:justify-single-word="false" fo:text-indent="0.499cm" style:auto-text-indent="false"/>
    </style:style>
    <style:style style:name="P89" style:family="paragraph" style:parent-style-name="First_20_line_20_indent" style:list-style-name="L14"/>
    <style:style style:name="P90" style:family="paragraph" style:parent-style-name="First_20_line_20_indent" style:list-style-name="L14">
      <style:text-properties officeooo:rsid="0036b666" officeooo:paragraph-rsid="0036b666"/>
    </style:style>
    <style:style style:name="P91" style:family="paragraph" style:parent-style-name="First_20_line_20_indent" style:list-style-name="L14">
      <style:text-properties fo:language="ru" fo:country="RU" officeooo:rsid="0036b666" officeooo:paragraph-rsid="0036b666"/>
    </style:style>
    <style:style style:name="P92" style:family="paragraph" style:parent-style-name="First_20_line_20_indent" style:list-style-name="L15">
      <style:text-properties fo:language="ru" fo:country="RU" officeooo:rsid="0036b666" officeooo:paragraph-rsid="0036b666"/>
    </style:style>
    <style:style style:name="P93"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94" style:family="paragraph" style:parent-style-name="Heading_20_2">
      <style:text-properties fo:language="ru" fo:country="RU"/>
    </style:style>
    <style:style style:name="P95" style:family="paragraph" style:parent-style-name="Heading_20_2">
      <style:text-properties fo:language="ru" fo:country="RU" officeooo:rsid="0042e052"/>
    </style:style>
    <style:style style:name="P96" style:family="paragraph" style:parent-style-name="Heading_20_2">
      <style:paragraph-properties fo:margin-left="0cm" fo:margin-right="0cm" fo:text-indent="0.499cm" style:auto-text-indent="false"/>
    </style:style>
    <style:style style:name="P97" style:family="paragraph" style:parent-style-name="Text_20_body" style:list-style-name="L4">
      <style:text-properties fo:language="ru" fo:country="RU"/>
    </style:style>
    <style:style style:name="P98" style:family="paragraph" style:parent-style-name="Text_20_body" style:list-style-name="L5">
      <style:text-properties fo:language="ru" fo:country="RU" officeooo:paragraph-rsid="001adbb3"/>
    </style:style>
    <style:style style:name="P99" style:family="paragraph" style:parent-style-name="Text_20_body" style:list-style-name="L6">
      <style:paragraph-properties fo:text-align="justify" style:justify-single-word="false"/>
      <style:text-properties fo:language="ru" fo:country="RU"/>
    </style:style>
    <style:style style:name="P100" style:family="paragraph" style:parent-style-name="Text_20_body" style:list-style-name="L7">
      <style:paragraph-properties fo:text-align="justify" style:justify-single-word="false"/>
      <style:text-properties fo:language="ru" fo:country="RU"/>
    </style:style>
    <style:style style:name="P101" style:family="paragraph" style:parent-style-name="Text_20_body" style:list-style-name="L8">
      <style:paragraph-properties fo:text-align="justify" style:justify-single-word="false"/>
      <style:text-properties fo:language="ru" fo:country="RU"/>
    </style:style>
    <style:style style:name="P102"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03"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0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0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6"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0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0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10"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1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112"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df046"/>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7df046"/>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2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2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9c144" officeooo:paragraph-rsid="0079c144"/>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en" fo:country="US"/>
    </style:style>
    <style:style style:name="T42" style:family="text">
      <style:text-properties fo:language="en" fo:country="US" officeooo:rsid="0018edcf"/>
    </style:style>
    <style:style style:name="T43" style:family="text">
      <style:text-properties fo:language="en" fo:country="US" officeooo:rsid="0067e160"/>
    </style:style>
    <style:style style:name="T44" style:family="text">
      <style:text-properties fo:color="#800000"/>
    </style:style>
    <style:style style:name="T45" style:family="text">
      <style:text-properties fo:color="#800000" fo:language="ru" fo:country="RU"/>
    </style:style>
    <style:style style:name="T46" style:family="text">
      <style:text-properties style:use-window-font-color="true"/>
    </style:style>
    <style:style style:name="T47" style:family="text">
      <style:text-properties officeooo:rsid="00167d86"/>
    </style:style>
    <style:style style:name="T48" style:family="text">
      <style:text-properties officeooo:rsid="0018c4f4"/>
    </style:style>
    <style:style style:name="T49" style:family="text">
      <style:text-properties officeooo:rsid="003f3519"/>
    </style:style>
    <style:style style:name="T50" style:family="text">
      <style:text-properties fo:color="#ff3333" fo:language="ru" fo:country="RU"/>
    </style:style>
    <style:style style:name="T51" style:family="text">
      <style:text-properties officeooo:rsid="004c0973"/>
    </style:style>
    <style:style style:name="T52" style:family="text">
      <style:text-properties officeooo:rsid="0050032e"/>
    </style:style>
    <style:style style:name="T53" style:family="text">
      <style:text-properties officeooo:rsid="00512708"/>
    </style:style>
    <style:style style:name="T54" style:family="text">
      <style:text-properties officeooo:rsid="00536eae"/>
    </style:style>
    <style:style style:name="T55" style:family="text">
      <style:text-properties officeooo:rsid="0057537e"/>
    </style:style>
    <style:style style:name="T56" style:family="text">
      <style:text-properties officeooo:rsid="0057b8d6"/>
    </style:style>
    <style:style style:name="T57" style:family="text">
      <style:text-properties officeooo:rsid="0058940c"/>
    </style:style>
    <style:style style:name="T58" style:family="text">
      <style:text-properties officeooo:rsid="005e28af"/>
    </style:style>
    <style:style style:name="T59" style:family="text">
      <style:text-properties officeooo:rsid="00670d81"/>
    </style:style>
    <style:style style:name="T60" style:family="text">
      <style:text-properties officeooo:rsid="006e63df"/>
    </style:style>
    <style:style style:name="T61" style:family="text">
      <style:text-properties officeooo:rsid="00706e09"/>
    </style:style>
    <style:style style:name="T62" style:family="text">
      <style:text-properties officeooo:rsid="00738d4d"/>
    </style:style>
    <style:style style:name="T63" style:family="text">
      <style:text-properties officeooo:rsid="00769cd4"/>
    </style:style>
    <style:style style:name="T64" style:family="text">
      <style:text-properties officeooo:rsid="0079c1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Последний фанфик</text:h>
      <text:p text:style-name="P1"/>
      <text:p text:style-name="P16">Оригинал (недоступен, «<text:span text:style-name="T49">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96"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996873867483930430" text:style-name="L1">
        <text:list-item>
          <text:p text:style-name="P102">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173910196255877364" text:style-name="L2">
        <text:list-item>
          <text:p text:style-name="P103">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03"><text:soft-page-break/>Ну хорошо. Убедила. В конце-концов, можем поступить так. Вы с Флатти вернётесь обратно а я продолжу поиски здесь.</text:p>
        </text:list-item>
        <text:list-item>
          <text:p text:style-name="P103">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03">Вы можете связываться со мной раз в месяц по коридору.</text:p>
        </text:list-item>
        <text:list-item>
          <text:p text:style-name="P103">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03">Ну, не раз в месяц <text:span text:style-name="T4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3321934786990258360" text:style-name="L3">
        <text:list-item>
          <text:p text:style-name="P104">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04">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04">Конечно оставаться. Кто ещё, кроме нас, может найти её?</text:p>
        </text:list-item>
        <text:list-item>
          <text:p text:style-name="P104">Я думал, ты не сможешь оставить Энджела и всех остальных надолго.</text:p>
        </text:list-item>
        <text:list-item>
          <text:p text:style-name="P104">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05">Извини, Флаттершай, забылся.</text:p>
        </text:list-item>
        <text:list-item>
          <text:p text:style-name="P105">Та ладно, я ж не против, – возразила Эпплджек. – Не парься, Флатти. Было б хуже, если б он <text:s/>назвал меня Эпплджек на людях.</text:p>
        </text:list-item>
        <text:list-item>
          <text:p text:style-name="P105">Ты так... – запнулась Флаттершай. – Так быстро забыла свою ферму. И...</text:p>
        </text:list-item>
        <text:list-item>
          <text:p text:style-name="P10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05">Как ты можешь так говорить? – расплакалась Флаттершай.</text:p>
        </text:list-item>
        <text:list-item>
          <text:p text:style-name="P105">Эй, девушки, не ссорьтесь! Мы — одна команда! И надеюсь, останемся ею и в дальнейшем. </text:p>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05">А если нет? – Эпплджек смотрела мне мне прямо в глаза.</text:p>
          <text:p text:style-name="P105">Я молча пожал плечами. Эпплджек уверенно продолжила.</text:p>
        </text:list-item>
        <text:list-item>
          <text:p text:style-name="P10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05">Спасибо, ЭйДжей.</text:p>
        </text:list-item>
        <text:list-item>
          <text:p text:style-name="P105">Я об Эквестрии беспокоюсь. – ворчливо отозвалась Эпплджек. – Надо разобраться с этой ерундой наконец-то. И я чертовски намерена это сделать.</text:p>
          <text:p text:style-name="P105">Флаттершай пробормотала нечто, показавшееся мне знакомым.</text:p>
        </text:list-item>
        <text:list-item>
          <text:p text:style-name="P105">Флатти, ты что-то сказала? Я не расслышал.</text:p>
        </text:list-item>
        <text:list-item>
          <text:p text:style-name="P105">Намерение Изменяет Реальность.</text:p>
        </text:list-item>
        <text:list-item>
          <text:p text:style-name="P105">Эээ. А где ты слышала эту фразу, если не секрет?</text:p>
        </text:list-item>
        <text:list-item>
          <text:p text:style-name="P10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05">У меня как будто вспыхнула лампочка в мозгу. Кирпичики быстро выстраивались в целостную картину. Я ринулся в прихожую.</text:p>
        </text:list-item>
        <text:list-item>
          <text:p text:style-name="P105">Флатти, ЭйДжей, буду через час. Ждите!</text:p>
        </text:list-item>
      </text:list>
      <text:p text:style-name="P29"/>
      <text:h text:style-name="P94"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1">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1">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95" text:outline-level="2">Дискорд</text:h>
      <text:p text:style-name="Text_20_body"/>
      <text:p text:style-name="P38">Девушки поспешно собирались, пока я растолковывал им задачу.</text:p>
      <text:list xml:id="list3647968541932882559" text:style-name="L4">
        <text:list-item>
          <text:p text:style-name="P9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97">Это тот твой приятель, который разбился с полгода назад? – спросила Эпплджек.</text:p>
        </text:list-item>
      </text:list>
      <text:list xml:id="list6264762889971231746" text:style-name="L5">
        <text:list-item>
          <text:p text:style-name="P98">Да, это он.</text:p>
        </text:list-item>
        <text:list-item>
          <text:p text:style-name="P98">А как мы попадём в его квартиру? Там сейчас кто-то живёт? – Флаттершай прыгала на одной ноге, натягивая кед.</text:p>
        </text:list-item>
        <text:list-item>
          <text:p text:style-name="P9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1">Nissan Navara</text:span> и направился к маленькому электрическому <text:span text:style-name="T41">Eva. </text:span>Для того, чтоб не привлекать внимание, самое оно. <text:s/><text:span text:style-name="T41">&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1">&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1">&lt;</text:span>Плохо написано!<text:span text:style-name="T41">&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6546067345205648175" text:style-name="L6">
        <text:list-item>
          <text:p text:style-name="P99">Макс, что случилось? У нас проблемы?</text:p>
        </text:list-item>
        <text:list-item>
          <text:p text:style-name="P9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281352433295614333" text:style-name="L7">
        <text:list-item>
          <text:p text:style-name="P100">Так что, будем ломать дверь? – Эпплджек критически осмотрелась, подмечая бабулек на лавочке и зевак во внутреннем скверике.</text:p>
        </text:list-item>
      </text:list>
      <text:list xml:id="list6029976770708159385" text:style-name="L8">
        <text:list-item>
          <text:p text:style-name="P101">Нет нужды. Лучше станьте-ка сзади меня так, чтобы заслонить от этих бабулек и от вооон той камеры наблюдения.</text:p>
        </text:list-item>
      </text:list>
      <text:list xml:id="list6573489967805193467" text:style-name="L9">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7">посторонних</text:span>, будем действовать аккуратнее.</text:p>
        </text:list-header>
      </text:list>
      <text:p text:style-name="P32">Я достал из внутреннего кармана куртки короткий <text:span text:style-name="T47">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114313387293120618" text:style-name="L10">
        <text:list-item>
          <text:p text:style-name="P107">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8">По моему опыту работы в “аквариуме” я знаю, что, к</text:span>ак правило, за <text:span text:style-name="T48">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4223246033362480305" text:style-name="L11">
        <text:list-item>
          <text:p text:style-name="P111"><text:span text:style-name="T3">Макс, тут окно разбито! И верёвка какая-то висит.</text:span><text:span text:style-name="T3"> – крикнула Флаттершай из кухни.</text:span></text:p>
        </text:list-item>
        <text:list-item>
          <text:p text:style-name="P108">Оставь, Флатти, не сейчас! – отмахнулся я.</text:p>
        </text:list-item>
      </text:list>
      <text:p text:style-name="P64">Лампочка питания н<text:span text:style-name="T53">а</text:span> <text:span text:style-name="T53">ноутбуке</text:span> горела, <text:s/>но <text:span text:style-name="T53">подключенный </text:span>монитор оставался тёмным. Я постучал по пробелу, но безрезультатно.</text:p>
      <text:list xml:id="list5604468798248990031" text:style-name="L12">
        <text:list-item>
          <text:p text:style-name="P10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09">Монитор выключен. – <text:s/>раздалось из угла. Кресло с высокой спинкой повернулось, открыв нашим взорам Дискорда. </text:p>
        </text:list-item>
      </text:list>
      <text:p text:style-name="P53"><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531513089592627901" text:style-name="L13">
        <text:list-item>
          <text:p text:style-name="P110">Оп-па! – пробормотала Эпплджек. – Нежданчик!</text:p>
        </text:list-item>
      </text:list>
      <text:list xml:id="list7663384488117438981" text:style-name="L14">
        <text:list-item>
          <text:p text:style-name="P11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89"><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90"><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91"><text:soft-page-break/>Видишь ли, дорогая Эй-Джей, я с самого начала знал, где находится наша уважаемая принцесса, <text:span text:style-name="T53">а времени в обрез, так что</text:span>...</text:p>
        </text:list-item>
      </text:list>
      <text:p text:style-name="P72">В проёме дверей появилась Флаттершай.</text:p>
      <text:list xml:id="list5101912536982857876" text:style-name="L15">
        <text:list-item>
          <text:p text:style-name="P92">С кем это вы тут разговариваете?</text:p>
          <text:p text:style-name="P93"><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1"><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7">– Жанна, Флатти, хватайте <text:span text:style-name="T53">ноут</text:span> и на выход! Я с ним разберусь! Не теряйте вре...!</text:p>
      <text:p text:style-name="P65"><text:span text:style-name="T1">– Т</text:span><text:span text:style-name="T12">Ы</text:span><text:span text:style-name="T1"> </text:span><text:span text:style-name="T12">ИДИО</text:span><text:span text:style-name="T1">...!!!</text:span></text:p>
      <text:p text:style-name="P68">Дискорд <text:s/>зорал одновременно со мной, прикрываясь от меня руками, когда раздался оглушительный</text:p>
      <text:p text:style-name="P68">...</text:p>
      <text:p text:style-name="P70">БАХ!!!</text:p>
      <text:p text:style-name="P69">…</text:p>
      <text:p text:style-name="P66"><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40"/>
      <text:p text:style-name="P54">&gt;\<text:span text:style-name="T1">Привет, Селестия. Это Макс. Как себя чувствуешь?</text:span></text:p>
      <text:p text:style-name="P54">&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gt;\<text:span text:style-name="T1">Я рад, что нашёл тебя, Тия.</text:span></text:p>
      <text:p text:style-name="P55">&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6">&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6"><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7">–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8"><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58"><text:span text:style-name="T1">– Со мной Эпплджек и Флаттершай. Мы пришли сюда полгода </text:span>&lt;<text:span text:style-name="T5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9">– <text:span text:style-name="T1">Девочки? Я рада вас слышать. А Твайлайт нет рядом?</text:span></text:p>
      <text:p text:style-name="P60"><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0"><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0"><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53">А к</text:span>то это мычит?</text:p>
      <text:p text:style-name="P45">– Да, <text:span text:style-name="T53">ноут — </text:span>это такая тюрьма, которая... ммм... прекратит своё существование в Эквестрии <text:span text:style-name="T51">достаточно</text:span> быстро. Вместе с тобой. Мычит таки Дискорд. У него во рту кляп.</text:p>
      <text:p text:style-name="P61"><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3"><text:span text:style-name="T18">– </text:span><text:span text:style-name="T27">Мы связали его. </text:span><text:span text:style-name="T1">Он нас предал. И тебя. И Эквестрию. Всех.</text:span></text:p>
      <text:p text:style-name="P62"><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54">и</text:span> непонимающее выражение <text:span text:style-name="T52">на лицах девушек </text:span>сменилось <text:span text:style-name="T54">удивлением.</text:span></text:p>
      <text:p text:style-name="P47">– Н<text:span text:style-name="T54">ифигасе!</text:span> – Эпплджек <text:span text:style-name="T56">уставилась на Дискорда</text:span>. – <text:span text:style-name="T54">Никогда бы не догадалась! Он</text:span>, конечно, пиз<text:span text:style-name="T41">#</text:span>обол и распи<text:span text:style-name="T41">#</text:span>дяй, но <text:span text:style-name="T54">чтоб</text:span> предатель... <text:span text:style-name="T54">Я о таком и не думала даже.</text:span></text:p>
      <text:p text:style-name="P48"><text:span text:style-name="T53">– </text:span>А зачем тогда ты <text:span text:style-name="T58">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55">отрицающе мотнула головой.</text:span></text:p>
      <text:p text:style-name="P50"><text:span text:style-name="T55">– </text:span>Не может Дискорд быть предателем. Он мой друг.</text:p>
      <text:p text:style-name="P50">Дискорд благодарственно замычал и закивал головой.</text:p>
      <text:p text:style-name="P51">–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1">– Макс, постой. Дай мне поговорить с ним. <text:span text:style-name="T57">– сказала Селестия. – Не могу поверить, что Дискорд на такое пошёл.</text:span></text:p>
      <text:p text:style-name="P52"><text:span text:style-name="T57">– </text:span>Ну хорошо. Поговори. Послушаем, что он скажет.</text:p>
      <text:p text:style-name="P52">Я красноречиво <text:span text:style-name="T59">покачал</text:span> кулак <text:span text:style-name="T59">перед его носом </text:span>и вытащил кляп.</text:p>
      <text:p text:style-name="P52">...</text:p>
      <text:p text:style-name="P73"><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4"><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3">— </text:span><text:span text:style-name="T29">получишь кляп обратно.</text:span></text:p>
      <text:p text:style-name="P75"><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76">Я угрожающе поднёс тряпку к лицу Дискорда.</text:p>
      <text:p text:style-name="P75"><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7">– Ой-ёй-ёй, как я испугался! – передразнил меня Дискорд. – Ещё одно слово в таком тоне, и никто <text:soft-page-break/>никуда не уйдёт. Ни в какую Эквестрию....</text:p>
      <text:p text:style-name="P77">Дискорд демонстративно закрыл рот и посвистывая уставился в потолок.</text:p>
      <text:p text:style-name="P78">У меня не было идей по-поводу того, как разговорить Дискорда и разговор зашёл в тупик.</text:p>
      <text:p text:style-name="P83"/>
      <text:p text:style-name="P85">На мониторе высветился текст:</text:p>
      <text:p text:style-name="P83">&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3"/>
      <text:p text:style-name="P114">Из колонок послышался лёгкий шорох.</text:p>
      <text:p text:style-name="P79">– <text:span text:style-name="T61">Дик</text:span>, сейчас не время для ссор. <text:span text:style-name="T60">– голос Селестии был мягким, но настойчивым. – Мы в одной лодке.</text:span></text:p>
      <text:p text:style-name="P80"><text:span text:style-name="T60">– </text:span>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text:span text:style-name="T62">Макс хороший. Он просто не знал, что ты тоже хороший...</text:span></text:p>
      <text:p text:style-name="P81">У Дискорда покраснели уши и он засмущался <text:span text:style-name="T63">и заворчал</text:span>.</text:p>
      <text:p text:style-name="P82">– Ну ладно, чего <text:span text:style-name="T63">уж </text:span>там. Успокойтесь... <text:span text:style-name="T63">Разумеется, я скажу... Я не меньше вашего заинтересован в благополучии Эквестрии. Просто у меня есть достоинство, которое я никому не позволю унижать. – тут он яростно зыркнул на меня.</text:span></text:p>
      <text:p text:style-name="P87">– <text:span text:style-name="T1">Короче, 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120"/>
      <text:p text:style-name="P121"><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21"><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22"><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text:span></text:p>
      <text:p text:style-name="P122"><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123"><text:span text:style-name="T37">***</text:span></text:p>
      <text:p text:style-name="P123"><text:span text:style-name="T64">&lt;</text:span><text:span text:style-name="T37">сюда можно вставить похождения Дискорда</text:span><text:span text:style-name="T64">&gt;</text:span></text:p>
      <text:p text:style-name="P124"><text:soft-page-break/><text:span text:style-name="T1">***</text:span></text:p>
      <text:p text:style-name="P124"><text:span text:style-name="T1"/></text:p>
      <text:p text:style-name="P119"><text:span text:style-name="T32">– </text:span><text:span text:style-name="T1">Развяжите мне, наконец, руки! Или хотя бы одну. Мне жестикулировать плечами неудобно.... </text:span></text:p>
      <text:p text:style-name="P119"><text:span text:style-name="T1">Я развязал Дискорду левую руку.</text:span></text:p>
      <text:p text:style-name="P116"><text:span text:style-name="T40">– Вот, так лучше... Н</text:span><text:span text:style-name="T38">аконец, по возвращении в отель выхожу я в интернет и читаю это ваше письмо. – Дискорд посмотрел на Флаттершай.</text:span></text:p>
      <text:p text:style-name="P117"><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18"><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19"><text:span text:style-name="T1">Флаттершай покрылась пунцовыми пятнами.</text:span></text:p>
      <text:p text:style-name="P115">– Я... Мы... – тут она совсем стушевалась.</text:p>
      <text:p text:style-name="P84"><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84"><text:span text:style-name="T1">Дискорд уставился на неё долгим взглядом, а потом хлопнул себя по лбу.</text:span></text:p>
      <text:p text:style-name="P86">– Аааа, совсем забыл!!! <text:span text:style-name="T41">&lt;</text:span>У меня уже есть опыт путешествий по мирам<text:span text:style-name="T41">&gt;, </text:span>так вот, времени у нас осталось полчаса или около того.</text:p>
      <text:p text:style-name="P32"/>
      <text:p text:style-name="P31">&lt;<text:span text:style-name="T45">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44">ц</text:span><text:span text:style-name="T45">-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pan text:style-name="T45">Дискорд говорит, что понял, где находится селестия, когда глянул на серверную. А раз макс перед </text:span><text:soft-page-break/><text:span text:style-name="T45">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46">&gt;</text:span></text:p>
      <text:p text:style-name="P29"/>
      <text:list xml:id="list195503375177686" text:continue-list="list3321934786990258360" text:style-name="L3">
        <text:list-header>
          <text:p text:style-name="P104"/>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text:soft-page-break/>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text:soft-page-break/></text:p>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09T19:55:03.153000000</dc:date>
    <meta:editing-duration>P15DT11H42M</meta:editing-duration>
    <meta:editing-cycles>101</meta:editing-cycles>
    <meta:generator>LibreOffice/4.1.2.3$Windows_x86 LibreOffice_project/40b2d7fde7e8d2d7bc5a449dc65df4d08a7dd38</meta:generator>
    <meta:document-statistic meta:table-count="0" meta:image-count="0" meta:object-count="0" meta:page-count="62" meta:paragraph-count="496" meta:word-count="36159" meta:character-count="245308" meta:non-whitespace-character-count="209302"/>
  </office:meta>
</office:document-meta>
</file>